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16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4445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0.8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2"/>
    <style:style style:name="ce12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1"/>
    <style:style style:name="ce6" style:family="table-cell" style:parent-style-name="Default" style:data-style-name="N121">
      <style:table-cell-properties style:vertical-align="automatic"/>
    </style:style>
    <style:style style:name="ce5" style:family="table-cell" style:parent-style-name="Default" style:data-style-name="N11"/>
    <style:style style:name="ce17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Mar 19 12:16:49.314505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253049" calcext:value-type="float">
            <text:p>1932253049</text:p>
          </table:table-cell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Player 'knox.7035' got Boon 'Quickness' with Id '734'</text:p>
          </table:table-cell>
          <table:table-cell/>
          <table:table-cell office:value-type="string" calcext:value-type="string">
            <text:p>Uptime duration until first RemoveAll</text:p>
          </table:table-cell>
          <table:table-cell table:number-columns-repeated="3"/>
          <table:table-cell office:value-type="string" calcext:value-type="string">
            <text:p>After last remove up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19 12:16:49.317562 7832 T Player.cpp</text:p>
          </table:table-cell>
          <table:table-cell office:value-type="string" calcext:value-type="string">
            <text:p>RemoveBoonAll</text:p>
          </table:table-cell>
          <table:table-cell office:value-type="float" office:value="1932253050" calcext:value-type="float">
            <text:p>1932253050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Player 'knox.7035' remove Boon 'Quickness' with type 'CBTB_ALL' and Id '0'</text:p>
          </table:table-cell>
          <table:table-cell table:number-columns-repeated="2"/>
          <table:table-cell office:value-type="string" calcext:value-type="string">
            <text:p>GotBoon:</text:p>
          </table:table-cell>
          <table:table-cell table:formula="of:=SUMIFS([.D$1:.D$1048576]; [.B$1:.B$1048576]; &quot;GotBoon&quot;)" office:value-type="float" office:value="55826" calcext:value-type="float">
            <text:p>55826</text:p>
          </table:table-cell>
          <table:table-cell table:number-columns-repeated="3"/>
          <table:table-cell table:formula="of:=[.M35]" office:value-type="float" office:value="1932313279" calcext:value-type="float">
            <text:p>1932313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19 12:16:49.329536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253759" calcext:value-type="float">
            <text:p>1932253759</text:p>
          </table:table-cell>
          <table:table-cell office:value-type="float" office:value="4822" calcext:value-type="float">
            <text:p>4822</text:p>
          </table:table-cell>
          <table:table-cell office:value-type="float" office:value="0" calcext:value-type="float">
            <text:p>0</text:p>
          </table:table-cell>
          <table:table-cell office:value-type="float" office:value="4822" calcext:value-type="float">
            <text:p>4822</text:p>
          </table:table-cell>
          <table:table-cell office:value-type="string" calcext:value-type="string">
            <text:p>Player 'knox.7035' got Boon 'Quickness' with Id '441'</text:p>
          </table:table-cell>
          <table:table-cell office:value-type="string" calcext:value-type="string">
            <text:p>RemoveBoon</text:p>
          </table:table-cell>
          <table:table-cell table:formula="of:=SUMIFS([.D$1:.D$1048576]; [.B$1:.B$1048576]; &quot;RemoveBoon&quot;)" office:value-type="float" office:value="3" calcext:value-type="float">
            <text:p>3</text:p>
          </table:table-cell>
          <table:table-cell table:number-columns-repeated="3"/>
          <table:table-cell table:formula="of:=[.M17]" office:value-type="float" office:value="1932355043" calcext:value-type="float">
            <text:p>19323550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19 12:16:49.332520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253886" calcext:value-type="float">
            <text:p>1932253886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Player 'knox.7035' got Boon 'Quickness' with Id '1077'</text:p>
          </table:table-cell>
          <table:table-cell/>
          <table:table-cell table:formula="of:=[.I4]-[.I5]-[.I8]+[.I12]" office:value-type="float" office:value="64745" calcext:value-type="float">
            <text:p>64745</text:p>
          </table:table-cell>
          <table:table-cell table:number-columns-repeated="3"/>
          <table:table-cell table:formula="of:=[.M5]-[.M4]" office:value-type="float" office:value="41764" calcext:value-type="float">
            <text:p>41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19 12:16:49.336702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253922" calcext:value-type="float">
            <text:p>1932253922</text:p>
          </table:table-cell>
          <table:table-cell office:value-type="float" office:value="4018" calcext:value-type="float">
            <text:p>4018</text:p>
          </table:table-cell>
          <table:table-cell office:value-type="float" office:value="0" calcext:value-type="float">
            <text:p>0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Player 'knox.7035' got Boon 'Quickness' with Id '434'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 19 12:16:49.386899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258598" calcext:value-type="float">
            <text:p>1932258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SINGLE' and Id '441'</text:p>
          </table:table-cell>
          <table:table-cell table:number-columns-repeated="2"/>
          <table:table-cell office:value-type="string" calcext:value-type="string">
            <text:p>RemoveBoonAll</text:p>
          </table:table-cell>
          <table:table-cell table:formula="of:=SUMIFS([.D$1:.D$1048576]; [.B$1:.B$1048576]; &quot;RemoveBoonAll&quot;)" office:value-type="float" office:value="1083" calcext:value-type="float">
            <text:p>1083</text:p>
          </table:table-cell>
          <table:table-cell/>
          <table:table-cell table:formula="of:=[.I6]+[.M6]" office:value-type="float" office:value="106509" calcext:value-type="float">
            <text:p>1065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 19 12:16:49.395543 7832 T Player.cpp</text:p>
          </table:table-cell>
          <table:table-cell office:value-type="string" calcext:value-type="string">
            <text:p>ExtendBoon</text:p>
          </table:table-cell>
          <table:table-cell office:value-type="float" office:value="1932258887" calcext:value-type="float">
            <text:p>193225888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layer 'knox.7035' extended Boon 'Quickness' with Id '1077'</text:p>
          </table:table-cell>
          <table:table-cell table:number-columns-repeated="3"/>
          <table:table-cell table:formula="of:=SUM([.E$1:.E$104857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 19 12:16:49.395703 7832 T Player.cpp</text:p>
          </table:table-cell>
          <table:table-cell office:value-type="string" calcext:value-type="string">
            <text:p>ExtendBoon</text:p>
          </table:table-cell>
          <table:table-cell office:value-type="float" office:value="1932258887" calcext:value-type="float">
            <text:p>19322588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 'knox.7035' extended Boon 'Quickness' with Id '1077'</text:p>
          </table:table-cell>
          <table:table-cell table:number-columns-repeated="3"/>
          <table:table-cell table:formula="of:=[.I4]-[.I8]-[.I9]+[.I12]" office:value-type="float" office:value="64748" calcext:value-type="float">
            <text:p>64748</text:p>
          </table:table-cell>
          <table:table-cell/>
          <table:table-cell table:formula="of:=[.I10]+[.M6]" office:value-type="float" office:value="106512" calcext:value-type="float">
            <text:p>1065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 19 12:16:49.395785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258887" calcext:value-type="float">
            <text:p>1932258887</text:p>
          </table:table-cell>
          <table:table-cell office:value-type="float" office:value="4018" calcext:value-type="float">
            <text:p>4018</text:p>
          </table:table-cell>
          <table:table-cell office:value-type="float" office:value="0" calcext:value-type="float">
            <text:p>0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Player 'knox.7035' got Boon 'Quickness' with Id '339'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 19 12:16:49.455792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261806" calcext:value-type="float">
            <text:p>1932261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SINGLE' and Id '1077'</text:p>
          </table:table-cell>
          <table:table-cell table:number-columns-repeated="2"/>
          <table:table-cell office:value-type="string" calcext:value-type="string">
            <text:p>ExtendBoon</text:p>
          </table:table-cell>
          <table:table-cell table:formula="of:=SUMIFS([.D$1:.D$1048576]; [.B$1:.B$1048576]; &quot;ExtendBoon&quot;)" office:value-type="float" office:value="10005" calcext:value-type="float">
            <text:p>10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 19 12:16:49.482657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263838" calcext:value-type="float">
            <text:p>1932263838</text:p>
          </table:table-cell>
          <table:table-cell office:value-type="float" office:value="4067" calcext:value-type="float">
            <text:p>4067</text:p>
          </table:table-cell>
          <table:table-cell office:value-type="float" office:value="0" calcext:value-type="float">
            <text:p>0</text:p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Player 'knox.7035' got Boon 'Quickness' with Id '441'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 19 12:16:49.515043 7832 T Player.cpp</text:p>
          </table:table-cell>
          <table:table-cell office:value-type="string" calcext:value-type="string">
            <text:p>ExtendBoon</text:p>
          </table:table-cell>
          <table:table-cell office:value-type="float" office:value="1932265520" calcext:value-type="float">
            <text:p>19322655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layer 'knox.7035' extended Boon 'Quickness' with Id '434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 19 12:16:49.515359 7832 T Player.cpp</text:p>
          </table:table-cell>
          <table:table-cell office:value-type="string" calcext:value-type="string">
            <text:p>ExtendBoon</text:p>
          </table:table-cell>
          <table:table-cell office:value-type="float" office:value="1932265520" calcext:value-type="float">
            <text:p>1932265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 'knox.7035' extended Boon 'Quickness' with Id '434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 19 12:16:49.515446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265520" calcext:value-type="float">
            <text:p>1932265520</text:p>
          </table:table-cell>
          <table:table-cell office:value-type="float" office:value="4018" calcext:value-type="float">
            <text:p>4018</text:p>
          </table:table-cell>
          <table:table-cell office:value-type="float" office:value="0" calcext:value-type="float">
            <text:p>0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Player 'knox.7035' got Boon 'Quickness' with Id '1222'</text:p>
          </table:table-cell>
          <table:table-cell table:number-columns-repeated="4"/>
          <table:table-cell office:value-type="string" calcext:value-type="string">
            <text:p>Manual Du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 19 12:16:49.518327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265521" calcext:value-type="float">
            <text:p>1932265521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Player 'knox.7035' got Boon 'Quickness' with Id '1297'</text:p>
          </table:table-cell>
          <table:table-cell table:number-columns-repeated="4"/>
          <table:table-cell table:style-name="ce4" office:value-type="float" office:value="1932253049" calcext:value-type="float">
            <text:p>1932253049</text:p>
          </table:table-cell>
          <table:table-cell table:style-name="ce4" office:value-type="float" office:value="1932355043" calcext:value-type="float">
            <text:p>19323550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19 12:16:49.525167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265847" calcext:value-type="float">
            <text:p>1932265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SINGLE' and Id '434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 19 12:16:49.597590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269836" calcext:value-type="float">
            <text:p>19322698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yer 'knox.7035' remove Boon 'Quickness' with type 'CBTB_SINGLE' and Id '339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 19 12:16:49.677156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273916" calcext:value-type="float">
            <text:p>1932273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SINGLE' and Id '441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 19 12:16:49.684448 7832 T Player.cpp</text:p>
          </table:table-cell>
          <table:table-cell office:value-type="string" calcext:value-type="string">
            <text:p>ExtendBoon</text:p>
          </table:table-cell>
          <table:table-cell office:value-type="float" office:value="1932274014" calcext:value-type="float">
            <text:p>193227401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layer 'knox.7035' extended Boon 'Quickness' with Id '1222'</text:p>
          </table:table-cell>
          <table:table-cell table:number-columns-repeated="8"/>
          <table:table-cell office:value-type="string" calcext:value-type="string">
            <text:p>Duration</text:p>
          </table:table-cell>
          <table:table-cell office:value-type="string" calcext:value-type="string">
            <text:p>Up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 19 12:16:49.685119 7832 T Player.cpp</text:p>
          </table:table-cell>
          <table:table-cell office:value-type="string" calcext:value-type="string">
            <text:p>ExtendBoon</text:p>
          </table:table-cell>
          <table:table-cell office:value-type="float" office:value="1932274014" calcext:value-type="float">
            <text:p>1932274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 'knox.7035' extended Boon 'Quickness' with Id '1222'</text:p>
          </table:table-cell>
          <table:table-cell table:number-columns-repeated="3"/>
          <table:table-cell office:value-type="float" office:value="39432" calcext:value-type="float">
            <text:p>39432</text:p>
          </table:table-cell>
          <table:table-cell table:number-columns-repeated="3"/>
          <table:table-cell office:value-type="string" calcext:value-type="string">
            <text:p>Log</text:p>
          </table:table-cell>
          <table:table-cell office:value-type="float" office:value="101997" calcext:value-type="float">
            <text:p>101997</text:p>
          </table:table-cell>
          <table:table-cell table:style-name="ce12" office:value-type="percentage" office:value="0.94637" calcext:value-type="percentage">
            <text:p>94.63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 19 12:16:49.685285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274014" calcext:value-type="float">
            <text:p>1932274014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Player 'knox.7035' got Boon 'Quickness' with Id '422'</text:p>
          </table:table-cell>
          <table:table-cell table:number-columns-repeated="5"/>
          <table:table-cell office:value-type="string" calcext:value-type="string">
            <text:p>Boontable</text:p>
          </table:table-cell>
          <table:table-cell/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Mar 19 12:16:49.747155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277931" calcext:value-type="float">
            <text:p>19322779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SINGLE' and Id '1222'</text:p>
          </table:table-cell>
          <table:table-cell table:number-columns-repeated="7"/>
          <table:table-cell office:value-type="string" calcext:value-type="string">
            <text:p>Manual (w/ Single)</text:p>
          </table:table-cell>
          <table:table-cell table:formula="of:=[.M17]-[.L17]" office:value-type="float" office:value="101994" calcext:value-type="float">
            <text:p>101994</text:p>
          </table:table-cell>
          <table:table-cell table:style-name="ce9" table:formula="of:=[.K8]/[.N24]" office:value-type="percentage" office:value="1.04426730984176" calcext:value-type="percentage">
            <text:p>104.4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 19 12:16:49.796937 7832 T Player.cpp</text:p>
          </table:table-cell>
          <table:table-cell office:value-type="string" calcext:value-type="string">
            <text:p>ExtendBoon</text:p>
          </table:table-cell>
          <table:table-cell office:value-type="float" office:value="1932281042" calcext:value-type="float">
            <text:p>193228104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layer 'knox.7035' extended Boon 'Quickness' with Id '1297'</text:p>
          </table:table-cell>
          <table:table-cell table:number-columns-repeated="7"/>
          <table:table-cell office:value-type="string" calcext:value-type="string">
            <text:p>Manuel (new)</text:p>
          </table:table-cell>
          <table:table-cell table:formula="of:=[.N24]" office:value-type="float" office:value="101994" calcext:value-type="float">
            <text:p>101994</text:p>
          </table:table-cell>
          <table:table-cell table:style-name="ce6" table:formula="of:=[.K10]/[.N24]" office:value-type="percentage" office:value="1.04429672333667" calcext:value-type="percentage">
            <text:p>104.4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 19 12:16:49.797216 7832 T Player.cpp</text:p>
          </table:table-cell>
          <table:table-cell office:value-type="string" calcext:value-type="string">
            <text:p>ExtendBoon</text:p>
          </table:table-cell>
          <table:table-cell office:value-type="float" office:value="1932281042" calcext:value-type="float">
            <text:p>1932281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 'knox.7035' extended Boon 'Quickness' with Id '1297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 19 12:16:49.797301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281042" calcext:value-type="float">
            <text:p>1932281042</text:p>
          </table:table-cell>
          <table:table-cell office:value-type="float" office:value="4822" calcext:value-type="float">
            <text:p>4822</text:p>
          </table:table-cell>
          <table:table-cell office:value-type="float" office:value="0" calcext:value-type="float">
            <text:p>0</text:p>
          </table:table-cell>
          <table:table-cell office:value-type="float" office:value="4822" calcext:value-type="float">
            <text:p>4822</text:p>
          </table:table-cell>
          <table:table-cell office:value-type="string" calcext:value-type="string">
            <text:p>Player 'knox.7035' got Boon 'Quickness' with Id '521'</text:p>
          </table:table-cell>
          <table:table-cell table:number-columns-repeated="5"/>
          <table:table-cell office:value-type="string" calcext:value-type="string">
            <text:p>Duration diff</text:p>
          </table:table-cell>
          <table:table-cell table:style-name="ce8" table:formula="of:=[.N22]/[.N24]" office:value-type="percentage" office:value="1.00002941349491" calcext:value-type="percentage">
            <text:p>100.00294%</text:p>
          </table:table-cell>
          <table:table-cell table:formula="of:=[.N22]-[.N2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 19 12:16:49.800967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281160" calcext:value-type="float">
            <text:p>1932281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SINGLE' and Id '1297'</text:p>
          </table:table-cell>
          <table:table-cell table:number-columns-repeated="8"/>
          <table:table-cell table:style-name="ce8" table:formula="of:=([.N22]-[.N24])/[.N22]" office:value-type="percentage" office:value="0.0000294126297832289" calcext:value-type="percentage">
            <text:p>0.0029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 19 12:16:49.863728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283883" calcext:value-type="float">
            <text:p>1932283883</text:p>
          </table:table-cell>
          <table:table-cell office:value-type="float" office:value="4018" calcext:value-type="float">
            <text:p>4018</text:p>
          </table:table-cell>
          <table:table-cell office:value-type="float" office:value="0" calcext:value-type="float">
            <text:p>0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Player 'knox.7035' got Boon 'Quickness' with Id '973'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 19 12:16:49.881349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284363" calcext:value-type="float">
            <text:p>1932284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SINGLE' and Id '422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 19 12:16:49.949112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289199" calcext:value-type="float">
            <text:p>1932289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SINGLE' and Id '521'</text:p>
          </table:table-cell>
          <table:table-cell table:number-columns-repeated="8"/>
          <table:table-cell table:formula="of:=([.N22]-[.N24])/[.N22]" office:value-type="float" office:value="0.0000294126297832289" calcext:value-type="float">
            <text:p>2.94126297832289E-05</text:p>
          </table:table-cell>
          <table:table-cell table:style-name="ce5" table:formula="of:=[.O25]-[.O22]" office:value-type="percentage" office:value="0.0979267233366669" calcext:value-type="percentage">
            <text:p>9.7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 19 12:16:50.023397 7832 T Player.cpp</text:p>
          </table:table-cell>
          <table:table-cell office:value-type="string" calcext:value-type="string">
            <text:p>RemoveBoonAll</text:p>
          </table:table-cell>
          <table:table-cell office:value-type="float" office:value="1932293205" calcext:value-type="float">
            <text:p>1932293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ALL' and Id '0'</text:p>
          </table:table-cell>
          <table:table-cell table:number-columns-repeated="8"/>
          <table:table-cell table:formula="of:=([.N24]-[.N22])/[.N24]" office:value-type="float" office:value="-0.0000294134949114654" calcext:value-type="float">
            <text:p>-2.9413494911465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 19 12:16:50.044015 7832 T Player.cpp</text:p>
          </table:table-cell>
          <table:table-cell table:style-name="ce7" office:value-type="string" calcext:value-type="string">
            <text:p>GotBoon</text:p>
          </table:table-cell>
          <table:table-cell office:value-type="float" office:value="1932294049" calcext:value-type="float">
            <text:p>1932294049</text:p>
          </table:table-cell>
          <table:table-cell office:value-type="float" office:value="4067" calcext:value-type="float">
            <text:p>4067</text:p>
          </table:table-cell>
          <table:table-cell office:value-type="float" office:value="0" calcext:value-type="float">
            <text:p>0</text:p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Player 'knox.7035' got Boon 'Quickness' with Id '637'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 19 12:16:50.050185 7832 T Player.cpp</text:p>
          </table:table-cell>
          <table:table-cell table:style-name="ce10" office:value-type="string" calcext:value-type="string">
            <text:p>GotBoon</text:p>
          </table:table-cell>
          <table:table-cell office:value-type="float" office:value="1932294373" calcext:value-type="float">
            <text:p>1932294373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Player 'knox.7035' got Boon 'Quickness' with Id '1092'</text:p>
          </table:table-cell>
          <table:table-cell table:number-columns-repeated="3"/>
          <table:table-cell office:value-type="string" calcext:value-type="string">
            <text:p>Events after last RemoveAll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 19 12:16:50.052033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294437" calcext:value-type="float">
            <text:p>1932294437</text:p>
          </table:table-cell>
          <table:table-cell office:value-type="float" office:value="4018" calcext:value-type="float">
            <text:p>4018</text:p>
          </table:table-cell>
          <table:table-cell office:value-type="float" office:value="0" calcext:value-type="float">
            <text:p>0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Player 'knox.7035' got Boon 'Quickness' with Id '1134'</text:p>
          </table:table-cell>
          <table:table-cell table:number-columns-repeated="3"/>
          <table:table-cell office:value-type="string" calcext:value-type="string">
            <text:p>Mar 19 12:16:50.368604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313279" calcext:value-type="float">
            <text:p>1932313279</text:p>
          </table:table-cell>
          <table:table-cell office:value-type="float" office:value="4018" calcext:value-type="float">
            <text:p>4018</text:p>
          </table:table-cell>
          <table:table-cell office:value-type="float" office:value="0" calcext:value-type="float">
            <text:p>0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Player 'knox.7035' got Boon 'Quickness' with Id '1116'</text:p>
          </table:table-cell>
        </table:table-row>
        <table:table-row table:style-name="ro1">
          <table:table-cell office:value-type="string" calcext:value-type="string">
            <text:p>Mar 19 12:16:50.134255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298133" calcext:value-type="float">
            <text:p>1932298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SINGLE' and Id '637'</text:p>
          </table:table-cell>
          <table:table-cell table:number-columns-repeated="5"/>
          <table:table-cell office:value-type="string" calcext:value-type="string">
            <text:p>Mar 19 12:16:50.370790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313326" calcext:value-type="float">
            <text:p>1932313326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Player 'knox.7035' got Boon 'Quickness' with Id '1064'</text:p>
          </table:table-cell>
        </table:table-row>
        <table:table-row table:style-name="ro1">
          <table:table-cell office:value-type="string" calcext:value-type="string">
            <text:p>Mar 19 12:16:50.176626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301372" calcext:value-type="float">
            <text:p>1932301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SINGLE' and Id '1092'</text:p>
          </table:table-cell>
          <table:table-cell table:number-columns-repeated="5"/>
          <table:table-cell office:value-type="string" calcext:value-type="string">
            <text:p>Mar 19 12:16:50.376177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313775" calcext:value-type="float">
            <text:p>1932313775</text:p>
          </table:table-cell>
          <table:table-cell office:value-type="float" office:value="4822" calcext:value-type="float">
            <text:p>4822</text:p>
          </table:table-cell>
          <table:table-cell office:value-type="float" office:value="0" calcext:value-type="float">
            <text:p>0</text:p>
          </table:table-cell>
          <table:table-cell office:value-type="float" office:value="4822" calcext:value-type="float">
            <text:p>4822</text:p>
          </table:table-cell>
          <table:table-cell office:value-type="string" calcext:value-type="string">
            <text:p>Player 'knox.7035' got Boon 'Quickness' with Id '710'</text:p>
          </table:table-cell>
        </table:table-row>
        <table:table-row table:style-name="ro1">
          <table:table-cell office:value-type="string" calcext:value-type="string">
            <text:p>Mar 19 12:16:50.190773 7832 T Player.cpp</text:p>
          </table:table-cell>
          <table:table-cell office:value-type="string" calcext:value-type="string">
            <text:p>ExtendBoon</text:p>
          </table:table-cell>
          <table:table-cell office:value-type="float" office:value="1932302448" calcext:value-type="float">
            <text:p>193230244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layer 'knox.7035' extended Boon 'Quickness' with Id '1134'</text:p>
          </table:table-cell>
          <table:table-cell table:number-columns-repeated="5"/>
          <table:table-cell office:value-type="string" calcext:value-type="string">
            <text:p>Mar 19 12:16:50.443589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317320" calcext:value-type="float">
            <text:p>1932317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SINGLE' and Id '1116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 19 12:16:50.191165 7832 T Player.cpp</text:p>
          </table:table-cell>
          <table:table-cell office:value-type="string" calcext:value-type="string">
            <text:p>ExtendBoon</text:p>
          </table:table-cell>
          <table:table-cell office:value-type="float" office:value="1932302448" calcext:value-type="float">
            <text:p>1932302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 'knox.7035' extended Boon 'Quickness' with Id '1134'</text:p>
          </table:table-cell>
          <table:table-cell table:number-columns-repeated="5"/>
          <table:table-cell office:value-type="string" calcext:value-type="string">
            <text:p>Mar 19 12:16:50.473981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320514" calcext:value-type="float">
            <text:p>1932320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SINGLE' and Id '1064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 19 12:16:50.191250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302448" calcext:value-type="float">
            <text:p>1932302448</text:p>
          </table:table-cell>
          <table:table-cell office:value-type="float" office:value="4018" calcext:value-type="float">
            <text:p>4018</text:p>
          </table:table-cell>
          <table:table-cell office:value-type="float" office:value="0" calcext:value-type="float">
            <text:p>0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Player 'knox.7035' got Boon 'Quickness' with Id '1080'</text:p>
          </table:table-cell>
          <table:table-cell table:number-columns-repeated="3"/>
          <table:table-cell office:value-type="string" calcext:value-type="string">
            <text:p>Mar 19 12:16:50.498487 7832 T Player.cpp</text:p>
          </table:table-cell>
          <table:table-cell office:value-type="string" calcext:value-type="string">
            <text:p>ExtendBoon</text:p>
          </table:table-cell>
          <table:table-cell office:value-type="float" office:value="1932322634" calcext:value-type="float">
            <text:p>193232263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layer 'knox.7035' extended Boon 'Quickness' with Id '71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 19 12:16:50.247620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305359" calcext:value-type="float">
            <text:p>1932305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SINGLE' and Id '1134'</text:p>
          </table:table-cell>
          <table:table-cell table:number-columns-repeated="5"/>
          <table:table-cell office:value-type="string" calcext:value-type="string">
            <text:p>Mar 19 12:16:50.498878 7832 T Player.cpp</text:p>
          </table:table-cell>
          <table:table-cell office:value-type="string" calcext:value-type="string">
            <text:p>ExtendBoon</text:p>
          </table:table-cell>
          <table:table-cell office:value-type="float" office:value="1932322634" calcext:value-type="float">
            <text:p>19323226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 'knox.7035' extended Boon 'Quickness' with Id '71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 19 12:16:50.309681 7832 T Player.cpp</text:p>
          </table:table-cell>
          <table:table-cell office:value-type="string" calcext:value-type="string">
            <text:p>RemoveBoonAll</text:p>
          </table:table-cell>
          <table:table-cell office:value-type="float" office:value="1932309361" calcext:value-type="float">
            <text:p>1932309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ALL' and Id '0'</text:p>
          </table:table-cell>
          <table:table-cell table:number-columns-repeated="5"/>
          <table:table-cell office:value-type="string" calcext:value-type="string">
            <text:p>Mar 19 12:16:50.498963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322634" calcext:value-type="float">
            <text:p>1932322634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Player 'knox.7035' got Boon 'Quickness' with Id '763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r 19 12:16:50.501959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322683" calcext:value-type="float">
            <text:p>1932322683</text:p>
          </table:table-cell>
          <table:table-cell office:value-type="float" office:value="4018" calcext:value-type="float">
            <text:p>4018</text:p>
          </table:table-cell>
          <table:table-cell office:value-type="float" office:value="0" calcext:value-type="float">
            <text:p>0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Player 'knox.7035' got Boon 'Quickness' with Id '1019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r 19 12:16:50.545927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325367" calcext:value-type="float">
            <text:p>1932325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SINGLE' and Id '710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r 19 12:16:50.557746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326074" calcext:value-type="float">
            <text:p>1932326074</text:p>
          </table:table-cell>
          <table:table-cell office:value-type="float" office:value="4067" calcext:value-type="float">
            <text:p>4067</text:p>
          </table:table-cell>
          <table:table-cell office:value-type="float" office:value="0" calcext:value-type="float">
            <text:p>0</text:p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Player 'knox.7035' got Boon 'Quickness' with Id '705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r 19 12:16:50.593266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328564" calcext:value-type="float">
            <text:p>1932328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SINGLE' and Id '763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r 19 12:16:50.656941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332600" calcext:value-type="float">
            <text:p>193233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SINGLE' and Id '1019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r 19 12:16:50.691228 7832 T Player.cpp</text:p>
          </table:table-cell>
          <table:table-cell office:value-type="string" calcext:value-type="string">
            <text:p>ExtendBoon</text:p>
          </table:table-cell>
          <table:table-cell office:value-type="float" office:value="1932334449" calcext:value-type="float">
            <text:p>193233444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layer 'knox.7035' extended Boon 'Quickness' with Id '705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r 19 12:16:50.691552 7832 T Player.cpp</text:p>
          </table:table-cell>
          <table:table-cell office:value-type="string" calcext:value-type="string">
            <text:p>ExtendBoon</text:p>
          </table:table-cell>
          <table:table-cell office:value-type="float" office:value="1932334449" calcext:value-type="float">
            <text:p>19323344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 'knox.7035' extended Boon 'Quickness' with Id '705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r 19 12:16:50.691677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334449" calcext:value-type="float">
            <text:p>1932334449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Player 'knox.7035' got Boon 'Quickness' with Id '1428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r 19 12:16:50.697249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334496" calcext:value-type="float">
            <text:p>1932334496</text:p>
          </table:table-cell>
          <table:table-cell office:value-type="float" office:value="4018" calcext:value-type="float">
            <text:p>4018</text:p>
          </table:table-cell>
          <table:table-cell office:value-type="float" office:value="0" calcext:value-type="float">
            <text:p>0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Player 'knox.7035' got Boon 'Quickness' with Id '906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r 19 12:16:50.738949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336635" calcext:value-type="float">
            <text:p>1932336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SINGLE' and Id '705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r 19 12:16:50.791191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339052" calcext:value-type="float">
            <text:p>1932339052</text:p>
          </table:table-cell>
          <table:table-cell office:value-type="float" office:value="4822" calcext:value-type="float">
            <text:p>4822</text:p>
          </table:table-cell>
          <table:table-cell office:value-type="float" office:value="0" calcext:value-type="float">
            <text:p>0</text:p>
          </table:table-cell>
          <table:table-cell office:value-type="float" office:value="4822" calcext:value-type="float">
            <text:p>4822</text:p>
          </table:table-cell>
          <table:table-cell office:value-type="string" calcext:value-type="string">
            <text:p>Player 'knox.7035' got Boon 'Quickness' with Id '1187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r 19 12:16:50.802384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339887" calcext:value-type="float">
            <text:p>1932339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SINGLE' and Id '1428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r 19 12:16:50.834521 7832 T Player.cpp</text:p>
          </table:table-cell>
          <table:table-cell office:value-type="string" calcext:value-type="string">
            <text:p>ExtendBoon</text:p>
          </table:table-cell>
          <table:table-cell office:value-type="float" office:value="1932341695" calcext:value-type="float">
            <text:p>193234169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layer 'knox.7035' extended Boon 'Quickness' with Id '906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r 19 12:16:50.834830 7832 T Player.cpp</text:p>
          </table:table-cell>
          <table:table-cell office:value-type="string" calcext:value-type="string">
            <text:p>ExtendBoon</text:p>
          </table:table-cell>
          <table:table-cell office:value-type="float" office:value="1932341695" calcext:value-type="float">
            <text:p>19323416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 'knox.7035' extended Boon 'Quickness' with Id '906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r 19 12:16:50.834924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341695" calcext:value-type="float">
            <text:p>1932341695</text:p>
          </table:table-cell>
          <table:table-cell office:value-type="float" office:value="4018" calcext:value-type="float">
            <text:p>4018</text:p>
          </table:table-cell>
          <table:table-cell office:value-type="float" office:value="0" calcext:value-type="float">
            <text:p>0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Player 'knox.7035' got Boon 'Quickness' with Id '244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r 19 12:16:50.862059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343887" calcext:value-type="float">
            <text:p>1932343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SINGLE' and Id '906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r 19 12:16:50.911020 7832 T Player.cpp</text:p>
          </table:table-cell>
          <table:table-cell office:value-type="string" calcext:value-type="string">
            <text:p>ExtendBoon</text:p>
          </table:table-cell>
          <table:table-cell office:value-type="float" office:value="1932348368" calcext:value-type="float">
            <text:p>193234836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layer 'knox.7035' extended Boon 'Quickness' with Id '1187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r 19 12:16:50.911348 7832 T Player.cpp</text:p>
          </table:table-cell>
          <table:table-cell office:value-type="string" calcext:value-type="string">
            <text:p>ExtendBoon</text:p>
          </table:table-cell>
          <table:table-cell office:value-type="float" office:value="1932348368" calcext:value-type="float">
            <text:p>1932348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 'knox.7035' extended Boon 'Quickness' with Id '1187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r 19 12:16:50.911430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348368" calcext:value-type="float">
            <text:p>1932348368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Player 'knox.7035' got Boon 'Quickness' with Id '1188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r 19 12:16:50.914002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348723" calcext:value-type="float">
            <text:p>1932348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SINGLE' and Id '1187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r 19 12:16:50.939861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350962" calcext:value-type="float">
            <text:p>1932350962</text:p>
          </table:table-cell>
          <table:table-cell office:value-type="float" office:value="4018" calcext:value-type="float">
            <text:p>4018</text:p>
          </table:table-cell>
          <table:table-cell office:value-type="float" office:value="0" calcext:value-type="float">
            <text:p>0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Player 'knox.7035' got Boon 'Quickness' with Id '1212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r 19 12:16:50.974286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352724" calcext:value-type="float">
            <text:p>1932352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SINGLE' and Id '244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r 19 12:16:50.979358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352758" calcext:value-type="float">
            <text:p>1932352758</text:p>
          </table:table-cell>
          <table:table-cell office:value-type="float" office:value="8036" calcext:value-type="float">
            <text:p>8036</text:p>
          </table:table-cell>
          <table:table-cell office:value-type="float" office:value="0" calcext:value-type="float">
            <text:p>0</text:p>
          </table:table-cell>
          <table:table-cell office:value-type="float" office:value="8036" calcext:value-type="float">
            <text:p>8036</text:p>
          </table:table-cell>
          <table:table-cell office:value-type="string" calcext:value-type="string">
            <text:p>Player 'knox.7035' got Boon 'Quickness' with Id '1373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r 19 12:16:51.024133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355919" calcext:value-type="float">
            <text:p>1932355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yer 'knox.7035' remove Boon 'Quickness' with type 'CBTB_SINGLE' and Id '1188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r 19 12:16:51.030881 7832 T Player.cpp</text:p>
          </table:table-cell>
          <table:table-cell office:value-type="string" calcext:value-type="string">
            <text:p>ExtendBoon</text:p>
          </table:table-cell>
          <table:table-cell office:value-type="float" office:value="1932356445" calcext:value-type="float">
            <text:p>193235644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layer 'knox.7035' extended Boon 'Quickness' with Id '1212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r 19 12:16:51.031201 7832 T Player.cpp</text:p>
          </table:table-cell>
          <table:table-cell office:value-type="string" calcext:value-type="string">
            <text:p>ExtendBoon</text:p>
          </table:table-cell>
          <table:table-cell office:value-type="float" office:value="1932356445" calcext:value-type="float">
            <text:p>1932356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 'knox.7035' extended Boon 'Quickness' with Id '1212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r 19 12:16:51.031279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356445" calcext:value-type="float">
            <text:p>1932356445</text:p>
          </table:table-cell>
          <table:table-cell office:value-type="float" office:value="4067" calcext:value-type="float">
            <text:p>4067</text:p>
          </table:table-cell>
          <table:table-cell office:value-type="float" office:value="0" calcext:value-type="float">
            <text:p>0</text:p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Player 'knox.7035' got Boon 'Quickness' with Id '1200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r 19 12:16:51.051453 7832 T Player.cpp</text:p>
          </table:table-cell>
          <table:table-cell office:value-type="string" calcext:value-type="string">
            <text:p>GotBoon</text:p>
          </table:table-cell>
          <table:table-cell office:value-type="float" office:value="1932359520" calcext:value-type="float">
            <text:p>1932359520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Player 'knox.7035' got Boon 'Quickness' with Id '969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r 19 12:16:51.053730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359960" calcext:value-type="float">
            <text:p>1932359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SINGLE' and Id '1212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r 19 12:16:51.092905 7832 T Player.cpp</text:p>
          </table:table-cell>
          <table:table-cell office:value-type="string" calcext:value-type="string">
            <text:p>RemoveBoon</text:p>
          </table:table-cell>
          <table:table-cell office:value-type="float" office:value="1932368000" calcext:value-type="float">
            <text:p>193236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knox.7035' remove Boon 'Quickness' with type 'CBTB_SINGLE' and Id '1373'</text:p>
          </table:table-cell>
          <table:table-cell table:number-columns-repeated="2"/>
        </table:table-row>
      </table:table>
      <table:table table:name="Test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pr 07 21:06:10.340506 21820 T Player.cpp</text:p>
          </table:table-cell>
          <table:table-cell office:value-type="string" calcext:value-type="string">
            <text:p>RemoveBoon</text:p>
          </table:table-cell>
          <table:table-cell office:value-type="float" office:value="1930753430" calcext:value-type="float">
            <text:p>19307534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carnival.8910' remove Boon 'Protection' with type 'CBTB_SINGLE' and Id '63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r 07 21:06:10.362389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754143" calcext:value-type="float">
            <text:p>1930754143</text:p>
          </table:table-cell>
          <table:table-cell office:value-type="float" office:value="5704" calcext:value-type="float">
            <text:p>5704</text:p>
          </table:table-cell>
          <table:table-cell office:value-type="float" office:value="0" calcext:value-type="float">
            <text:p>0</text:p>
          </table:table-cell>
          <table:table-cell office:value-type="float" office:value="5704" calcext:value-type="float">
            <text:p>5704</text:p>
          </table:table-cell>
          <table:table-cell office:value-type="string" calcext:value-type="string">
            <text:p>Player 'carnival.8910' got Boon 'Protection' with Id '672'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r 07 21:06:10.377847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754588" calcext:value-type="float">
            <text:p>1930754588</text:p>
          </table:table-cell>
          <table:table-cell office:value-type="float" office:value="4888" calcext:value-type="float">
            <text:p>4888</text:p>
          </table:table-cell>
          <table:table-cell office:value-type="float" office:value="0" calcext:value-type="float">
            <text:p>0</text:p>
          </table:table-cell>
          <table:table-cell office:value-type="float" office:value="4888" calcext:value-type="float">
            <text:p>4888</text:p>
          </table:table-cell>
          <table:table-cell office:value-type="string" calcext:value-type="string">
            <text:p>Player 'carnival.8910' got Boon 'Protection' with Id '453'</text:p>
          </table:table-cell>
          <table:table-cell/>
          <table:table-cell office:value-type="string" calcext:value-type="string">
            <text:p>Uptime duration until first RemoveAll</text:p>
          </table:table-cell>
          <table:table-cell table:number-columns-repeated="3"/>
          <table:table-cell office:value-type="string" calcext:value-type="string">
            <text:p>After last remove up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 07 21:06:10.378235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754588" calcext:value-type="float">
            <text:p>1930754588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Player 'carnival.8910' got Boon 'Protection' with Id '1002'</text:p>
          </table:table-cell>
          <table:table-cell office:value-type="string" calcext:value-type="string">
            <text:p>GotBoon:</text:p>
          </table:table-cell>
          <table:table-cell table:formula="of:=SUMIFS([.D$1:.D$1048576]; [.B$1:.B$1048576]; &quot;GotBoon&quot;)" office:value-type="float" office:value="41514" calcext:value-type="float">
            <text:p>41514</text:p>
          </table:table-cell>
          <table:table-cell table:number-columns-repeated="3"/>
          <table:table-cell table:formula="of:=[.M35]" office:value-type="float" office:value="1930793354" calcext:value-type="float">
            <text:p>1930793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 07 21:06:10.378908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754588" calcext:value-type="float">
            <text:p>1930754588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Player 'carnival.8910' got Boon 'Protection' with Id '362'</text:p>
          </table:table-cell>
          <table:table-cell office:value-type="string" calcext:value-type="string">
            <text:p>RemoveBoon</text:p>
          </table:table-cell>
          <table:table-cell table:formula="of:=SUMIFS([.D$1:.D$1048576]; [.B$1:.B$1048576]; &quot;RemoveBoon&quot;)" office:value-type="float" office:value="2" calcext:value-type="float">
            <text:p>2</text:p>
          </table:table-cell>
          <table:table-cell table:number-columns-repeated="3"/>
          <table:table-cell office:value-type="float" office:value="1930826555" calcext:value-type="float">
            <text:p>1930826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 07 21:06:10.383039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754588" calcext:value-type="float">
            <text:p>1930754588</text:p>
          </table:table-cell>
          <table:table-cell office:value-type="float" office:value="5704" calcext:value-type="float">
            <text:p>5704</text:p>
          </table:table-cell>
          <table:table-cell office:value-type="float" office:value="0" calcext:value-type="float">
            <text:p>0</text:p>
          </table:table-cell>
          <table:table-cell office:value-type="float" office:value="5704" calcext:value-type="float">
            <text:p>5704</text:p>
          </table:table-cell>
          <table:table-cell office:value-type="string" calcext:value-type="string">
            <text:p>Player 'carnival.8910' got Boon 'Protection' with Id '672'</text:p>
          </table:table-cell>
          <table:table-cell/>
          <table:table-cell table:formula="of:=[.I4]-[.I5]-[.I8]+[.I12]" office:value-type="float" office:value="41512" calcext:value-type="float">
            <text:p>41512</text:p>
          </table:table-cell>
          <table:table-cell table:number-columns-repeated="3"/>
          <table:table-cell table:formula="of:=[.M5]-[.M4]" office:value-type="float" office:value="33201" calcext:value-type="float">
            <text:p>33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 07 21:06:10.384782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754588" calcext:value-type="float">
            <text:p>1930754588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Player 'carnival.8910' got Boon 'Protection' with Id '149'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r 07 21:06:10.405515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754669" calcext:value-type="float">
            <text:p>1930754669</text:p>
          </table:table-cell>
          <table:table-cell office:value-type="float" office:value="5704" calcext:value-type="float">
            <text:p>5704</text:p>
          </table:table-cell>
          <table:table-cell office:value-type="float" office:value="0" calcext:value-type="float">
            <text:p>0</text:p>
          </table:table-cell>
          <table:table-cell office:value-type="float" office:value="5704" calcext:value-type="float">
            <text:p>5704</text:p>
          </table:table-cell>
          <table:table-cell office:value-type="string" calcext:value-type="string">
            <text:p>Player 'carnival.8910' got Boon 'Protection' with Id '31'</text:p>
          </table:table-cell>
          <table:table-cell office:value-type="string" calcext:value-type="string">
            <text:p>RemoveBoonAll</text:p>
          </table:table-cell>
          <table:table-cell table:formula="of:=SUMIFS([.D$1:.D$1048576]; [.B$1:.B$1048576]; &quot;RemoveBoonAll&quot;)" office:value-type="float" office:value="0" calcext:value-type="float">
            <text:p>0</text:p>
          </table:table-cell>
          <table:table-cell/>
          <table:table-cell table:formula="of:=[.I6]+[.M6]" office:value-type="float" office:value="74713" calcext:value-type="float">
            <text:p>747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r 07 21:06:10.412949 21820 T Player.cpp</text:p>
          </table:table-cell>
          <table:table-cell office:value-type="string" calcext:value-type="string">
            <text:p>RemoveBoon</text:p>
          </table:table-cell>
          <table:table-cell office:value-type="float" office:value="1930755064" calcext:value-type="float">
            <text:p>1930755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carnival.8910' remove Boon 'Protection' with type 'CBTB_SINGLE' and Id '149'</text:p>
          </table:table-cell>
          <table:table-cell table:number-columns-repeated="3"/>
          <table:table-cell table:formula="of:=SUM([.E$1:.E$104857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r 07 21:06:10.497583 21820 T Player.cpp</text:p>
          </table:table-cell>
          <table:table-cell office:value-type="string" calcext:value-type="string">
            <text:p>RemoveBoon</text:p>
          </table:table-cell>
          <table:table-cell office:value-type="float" office:value="1930759949" calcext:value-type="float">
            <text:p>1930759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carnival.8910' remove Boon 'Protection' with type 'CBTB_SINGLE' and Id '453'</text:p>
          </table:table-cell>
          <table:table-cell table:number-columns-repeated="3"/>
          <table:table-cell table:formula="of:=[.I4]-[.I8]-[.I9]+[.I12]" office:value-type="float" office:value="41514" calcext:value-type="float">
            <text:p>41514</text:p>
          </table:table-cell>
          <table:table-cell/>
          <table:table-cell table:formula="of:=[.I10]+[.M6]" office:value-type="float" office:value="74715" calcext:value-type="float">
            <text:p>74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r 07 21:06:10.532305 21820 T Player.cpp</text:p>
          </table:table-cell>
          <table:table-cell office:value-type="string" calcext:value-type="string">
            <text:p>RemoveBoon</text:p>
          </table:table-cell>
          <table:table-cell office:value-type="float" office:value="1930761549" calcext:value-type="float">
            <text:p>1930761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carnival.8910' remove Boon 'Protection' with type 'CBTB_SINGLE' and Id '362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r 07 21:06:10.545360 21820 T Player.cpp</text:p>
          </table:table-cell>
          <table:table-cell office:value-type="string" calcext:value-type="string">
            <text:p>RemoveBoon</text:p>
          </table:table-cell>
          <table:table-cell office:value-type="float" office:value="1930763181" calcext:value-type="float">
            <text:p>1930763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yer 'carnival.8910' remove Boon 'Protection' with type 'CBTB_SINGLE' and Id '1002'</text:p>
          </table:table-cell>
          <table:table-cell table:number-columns-repeated="2"/>
          <table:table-cell office:value-type="string" calcext:value-type="string">
            <text:p>ExtendBoon</text:p>
          </table:table-cell>
          <table:table-cell table:formula="of:=SUMIFS([.D$1:.D$1048576]; [.B$1:.B$1048576]; &quot;ExtendBoon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r 07 21:06:10.607172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765944" calcext:value-type="float">
            <text:p>1930765944</text:p>
          </table:table-cell>
          <table:table-cell office:value-type="float" office:value="3269" calcext:value-type="float">
            <text:p>3269</text:p>
          </table:table-cell>
          <table:table-cell office:value-type="float" office:value="0" calcext:value-type="float">
            <text:p>0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Player 'carnival.8910' got Boon 'Protection' with Id '1191'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r 07 21:06:10.610625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765944" calcext:value-type="float">
            <text:p>1930765944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Player 'carnival.8910' got Boon 'Protection' with Id '520'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r 07 21:06:10.619552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766942" calcext:value-type="float">
            <text:p>1930766942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Player 'carnival.8910' got Boon 'Protection' with Id '846'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r 07 21:06:10.636697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768469" calcext:value-type="float">
            <text:p>1930768469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Player 'carnival.8910' got Boon 'Protection' with Id '1180'</text:p>
          </table:table-cell>
          <table:table-cell table:number-columns-repeated="4"/>
          <table:table-cell office:value-type="string" calcext:value-type="string">
            <text:p>Manual Du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r 07 21:06:10.652651 21820 T Player.cpp</text:p>
          </table:table-cell>
          <table:table-cell office:value-type="string" calcext:value-type="string">
            <text:p>RemoveBoon</text:p>
          </table:table-cell>
          <table:table-cell office:value-type="float" office:value="1930768908" calcext:value-type="float">
            <text:p>1930768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carnival.8910' remove Boon 'Protection' with type 'CBTB_SINGLE' and Id '672'</text:p>
          </table:table-cell>
          <table:table-cell table:number-columns-repeated="6"/>
          <table:table-cell table:style-name="ce4" office:value-type="float" office:value="1930754589" calcext:value-type="float">
            <text:p>1930754589</text:p>
          </table:table-cell>
          <table:table-cell table:style-name="ce4" office:value-type="float" office:value="1930826555" calcext:value-type="float">
            <text:p>1930826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 07 21:06:10.705861 21820 T Player.cpp</text:p>
          </table:table-cell>
          <table:table-cell office:value-type="string" calcext:value-type="string">
            <text:p>RemoveBoon</text:p>
          </table:table-cell>
          <table:table-cell office:value-type="float" office:value="1930774631" calcext:value-type="float">
            <text:p>1930774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carnival.8910' remove Boon 'Protection' with type 'CBTB_SINGLE' and Id '31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r 07 21:06:10.769193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777634" calcext:value-type="float">
            <text:p>1930777634</text:p>
          </table:table-cell>
          <table:table-cell office:value-type="float" office:value="3269" calcext:value-type="float">
            <text:p>3269</text:p>
          </table:table-cell>
          <table:table-cell office:value-type="float" office:value="0" calcext:value-type="float">
            <text:p>0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Player 'carnival.8910' got Boon 'Protection' with Id '1136'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r 07 21:06:10.786171 21820 T Player.cpp</text:p>
          </table:table-cell>
          <table:table-cell office:value-type="string" calcext:value-type="string">
            <text:p>RemoveBoon</text:p>
          </table:table-cell>
          <table:table-cell office:value-type="float" office:value="1930777880" calcext:value-type="float">
            <text:p>1930777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carnival.8910' remove Boon 'Protection' with type 'CBTB_SINGLE' and Id '1191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r 07 21:06:10.822668 21820 T Player.cpp</text:p>
          </table:table-cell>
          <table:table-cell office:value-type="string" calcext:value-type="string">
            <text:p>RemoveBoon</text:p>
          </table:table-cell>
          <table:table-cell office:value-type="float" office:value="1930779508" calcext:value-type="float">
            <text:p>1930779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carnival.8910' remove Boon 'Protection' with type 'CBTB_SINGLE' and Id '520'</text:p>
          </table:table-cell>
          <table:table-cell table:number-columns-repeated="8"/>
          <table:table-cell office:value-type="string" calcext:value-type="string">
            <text:p>Duration</text:p>
          </table:table-cell>
          <table:table-cell office:value-type="string" calcext:value-type="string">
            <text:p>Up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 07 21:06:10.849061 21820 T Player.cpp</text:p>
          </table:table-cell>
          <table:table-cell office:value-type="string" calcext:value-type="string">
            <text:p>RemoveBoon</text:p>
          </table:table-cell>
          <table:table-cell office:value-type="float" office:value="1930781156" calcext:value-type="float">
            <text:p>1930781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carnival.8910' remove Boon 'Protection' with type 'CBTB_SINGLE' and Id '846'</text:p>
          </table:table-cell>
          <table:table-cell table:number-columns-repeated="7"/>
          <table:table-cell office:value-type="string" calcext:value-type="string">
            <text:p>Log</text:p>
          </table:table-cell>
          <table:table-cell table:style-name="ce7" office:value-type="float" office:value="73410" calcext:value-type="float">
            <text:p>73410</text:p>
          </table:table-cell>
          <table:table-cell table:style-name="ce17" office:value-type="percentage" office:value="0.94655" calcext:value-type="percentage">
            <text:p>94.6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 07 21:06:10.928423 21820 T Player.cpp</text:p>
          </table:table-cell>
          <table:table-cell office:value-type="string" calcext:value-type="string">
            <text:p>RemoveBoon</text:p>
          </table:table-cell>
          <table:table-cell office:value-type="float" office:value="1930787152" calcext:value-type="float">
            <text:p>1930787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carnival.8910' remove Boon 'Protection' with type 'CBTB_SINGLE' and Id '1180'</text:p>
          </table:table-cell>
          <table:table-cell table:number-columns-repeated="7"/>
          <table:table-cell office:value-type="string" calcext:value-type="string">
            <text:p>Boontable</text:p>
          </table:table-cell>
          <table:table-cell table:formula="of:=[.M17]-[.L17]" office:value-type="float" office:value="71966" calcext:value-type="float">
            <text:p>71966</text:p>
          </table:table-cell>
          <table:table-cell table:style-name="ce9" table:formula="of:=[.H35]/[.N23]" office:value-type="percentage" office:value="0.959369702359447" calcext:value-type="percentage">
            <text:p>95.93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 07 21:06:10.980559 21820 T Player.cpp</text:p>
          </table:table-cell>
          <table:table-cell office:value-type="string" calcext:value-type="string">
            <text:p>RemoveBoonAll</text:p>
          </table:table-cell>
          <table:table-cell office:value-type="float" office:value="1930790430" calcext:value-type="float">
            <text:p>19307904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carnival.8910' remove Boon 'Protection' with type 'CBTB_ALL' and Id '0'</text:p>
          </table:table-cell>
          <table:table-cell table:number-columns-repeated="7"/>
          <table:table-cell office:value-type="string" calcext:value-type="string">
            <text:p>Manual (w/ Single)</text:p>
          </table:table-cell>
          <table:table-cell table:formula="of:=[.M17]-[.L17]" office:value-type="float" office:value="71966" calcext:value-type="float">
            <text:p>71966</text:p>
          </table:table-cell>
          <table:table-cell table:style-name="ce9" table:formula="of:=[.K8]/[.N24]" office:value-type="percentage" office:value="1.03817080287914" calcext:value-type="percentage">
            <text:p>103.817%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Manuel (new)</text:p>
          </table:table-cell>
          <table:table-cell table:formula="of:=[.N24]" office:value-type="float" office:value="71966" calcext:value-type="float">
            <text:p>71966</text:p>
          </table:table-cell>
          <table:table-cell table:style-name="ce6" table:formula="of:=[.K10]/[.N24]" office:value-type="percentage" office:value="1.0381985937804" calcext:value-type="percentage">
            <text:p>103.820%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Duration diff</text:p>
          </table:table-cell>
          <table:table-cell table:style-name="ce8" table:formula="of:=[.N22]/[.N24]" office:value-type="percentage" office:value="1.02006503070895" calcext:value-type="percentage">
            <text:p>102.00650%</text:p>
          </table:table-cell>
          <table:table-cell table:formula="of:=[.N22]-[.N24]"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8" table:formula="of:=([.N22]-[.N24])/[.N22]" office:value-type="percentage" office:value="0.0196703446396949" calcext:value-type="percentage">
            <text:p>1.96703%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7"/>
          <table:table-cell table:style-name="ce4" office:value-type="float" office:value="1930754589" calcext:value-type="float">
            <text:p>1930754589</text:p>
          </table:table-cell>
          <table:table-cell table:number-columns-repeated="5"/>
          <table:table-cell table:formula="of:=([.N22]-[.N24])/[.N22]" office:value-type="float" office:value="0.0196703446396949" calcext:value-type="float">
            <text:p>0.0196703446396949</text:p>
          </table:table-cell>
          <table:table-cell table:style-name="ce5" table:formula="of:=[.O25]-[.O22]" office:value-type="percentage" office:value="0.0916485937803964" calcext:value-type="percentage">
            <text:p>9.16%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30790430" calcext:value-type="float">
            <text:p>1930790430</text:p>
          </table:table-cell>
          <table:table-cell table:number-columns-repeated="5"/>
          <table:table-cell table:formula="of:=([.N24]-[.N22])/[.N24]" office:value-type="float" office:value="-0.0200650307089459" calcext:value-type="float">
            <text:p>-0.0200650307089459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.H32]-[.H31]" office:value-type="float" office:value="35841" calcext:value-type="float">
            <text:p>35841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Events after last RemoveAll 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33]+[.M6]" office:value-type="float" office:value="69042" calcext:value-type="float">
            <text:p>69042</text:p>
          </table:table-cell>
          <table:table-cell table:number-columns-repeated="2"/>
          <table:table-cell office:value-type="string" calcext:value-type="string">
            <text:p>Apr 07 21:06:11.022695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793354" calcext:value-type="float">
            <text:p>1930793354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Player 'carnival.8910' got Boon 'Protection' with Id '1037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r 07 21:06:11.053348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795423" calcext:value-type="float">
            <text:p>1930795423</text:p>
          </table:table-cell>
          <table:table-cell office:value-type="float" office:value="5704" calcext:value-type="float">
            <text:p>5704</text:p>
          </table:table-cell>
          <table:table-cell office:value-type="float" office:value="0" calcext:value-type="float">
            <text:p>0</text:p>
          </table:table-cell>
          <table:table-cell office:value-type="float" office:value="5704" calcext:value-type="float">
            <text:p>5704</text:p>
          </table:table-cell>
          <table:table-cell office:value-type="string" calcext:value-type="string">
            <text:p>Player 'carnival.8910' got Boon 'Protection' with Id '1021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r 07 21:06:11.062948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795942" calcext:value-type="float">
            <text:p>1930795942</text:p>
          </table:table-cell>
          <table:table-cell office:value-type="float" office:value="5704" calcext:value-type="float">
            <text:p>5704</text:p>
          </table:table-cell>
          <table:table-cell office:value-type="float" office:value="0" calcext:value-type="float">
            <text:p>0</text:p>
          </table:table-cell>
          <table:table-cell office:value-type="float" office:value="5704" calcext:value-type="float">
            <text:p>5704</text:p>
          </table:table-cell>
          <table:table-cell office:value-type="string" calcext:value-type="string">
            <text:p>Player 'carnival.8910' got Boon 'Protection' with Id '878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r 07 21:06:11.079332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796508" calcext:value-type="float">
            <text:p>1930796508</text:p>
          </table:table-cell>
          <table:table-cell office:value-type="float" office:value="3269" calcext:value-type="float">
            <text:p>3269</text:p>
          </table:table-cell>
          <table:table-cell office:value-type="float" office:value="0" calcext:value-type="float">
            <text:p>0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Player 'carnival.8910' got Boon 'Protection' with Id '1240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r 07 21:06:11.080314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796508" calcext:value-type="float">
            <text:p>1930796508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Player 'carnival.8910' got Boon 'Protection' with Id '1058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r 07 21:06:11.094945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797507" calcext:value-type="float">
            <text:p>1930797507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Player 'carnival.8910' got Boon 'Protection' with Id '1264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r 07 21:06:11.108185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798509" calcext:value-type="float">
            <text:p>1930798509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Player 'carnival.8910' got Boon 'Protection' with Id '927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r 07 21:06:11.128848 21820 T Player.cpp</text:p>
          </table:table-cell>
          <table:table-cell office:value-type="string" calcext:value-type="string">
            <text:p>RemoveBoon</text:p>
          </table:table-cell>
          <table:table-cell office:value-type="float" office:value="1930799342" calcext:value-type="float">
            <text:p>19307993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yer 'carnival.8910' remove Boon 'Protection' with type 'CBTB_SINGLE' and Id '1037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Apr 07 21:06:11.132606 21820 T Player.cpp</text:p>
          </table:table-cell>
          <table:table-cell table:style-name="ce7" office:value-type="string" calcext:value-type="string">
            <text:p>GotBoon</text:p>
          </table:table-cell>
          <table:table-cell office:value-type="float" office:value="1930799513" calcext:value-type="float">
            <text:p>1930799513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Player 'carnival.8910' got Boon 'Protection' with Id '1129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r 07 21:06:11.165550 21820 T Player.cpp</text:p>
          </table:table-cell>
          <table:table-cell table:style-name="ce10" office:value-type="string" calcext:value-type="string">
            <text:p>GotBoon</text:p>
          </table:table-cell>
          <table:table-cell office:value-type="float" office:value="1930800506" calcext:value-type="float">
            <text:p>1930800506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Player 'carnival.8910' got Boon 'Protection' with Id '1201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r 07 21:06:11.245188 21820 T Player.cpp</text:p>
          </table:table-cell>
          <table:table-cell office:value-type="string" calcext:value-type="string">
            <text:p>RemoveBoon</text:p>
          </table:table-cell>
          <table:table-cell office:value-type="float" office:value="1930805064" calcext:value-type="float">
            <text:p>1930805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carnival.8910' remove Boon 'Protection' with type 'CBTB_SINGLE' and Id '1021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Apr 07 21:06:11.313942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808466" calcext:value-type="float">
            <text:p>1930808466</text:p>
          </table:table-cell>
          <table:table-cell office:value-type="float" office:value="3269" calcext:value-type="float">
            <text:p>3269</text:p>
          </table:table-cell>
          <table:table-cell office:value-type="float" office:value="0" calcext:value-type="float">
            <text:p>0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Player 'carnival.8910' got Boon 'Protection' with Id '682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r 07 21:06:11.339725 21820 T Player.cpp</text:p>
          </table:table-cell>
          <table:table-cell office:value-type="string" calcext:value-type="string">
            <text:p>RemoveBoon</text:p>
          </table:table-cell>
          <table:table-cell office:value-type="float" office:value="1930810784" calcext:value-type="float">
            <text:p>1930810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carnival.8910' remove Boon 'Protection' with type 'CBTB_SINGLE' and Id '878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Apr 07 21:06:11.415261 21820 T Player.cpp</text:p>
          </table:table-cell>
          <table:table-cell office:value-type="string" calcext:value-type="string">
            <text:p>RemoveBoon</text:p>
          </table:table-cell>
          <table:table-cell office:value-type="float" office:value="1930814030" calcext:value-type="float">
            <text:p>1930814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carnival.8910' remove Boon 'Protection' with type 'CBTB_SINGLE' and Id '1240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Apr 07 21:06:11.438383 21820 T Player.cpp</text:p>
          </table:table-cell>
          <table:table-cell office:value-type="string" calcext:value-type="string">
            <text:p>RemoveBoon</text:p>
          </table:table-cell>
          <table:table-cell office:value-type="float" office:value="1930815668" calcext:value-type="float">
            <text:p>1930815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carnival.8910' remove Boon 'Protection' with type 'CBTB_SINGLE' and Id '1058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Apr 07 21:06:11.465950 21820 T Player.cpp</text:p>
          </table:table-cell>
          <table:table-cell office:value-type="string" calcext:value-type="string">
            <text:p>RemoveBoon</text:p>
          </table:table-cell>
          <table:table-cell office:value-type="float" office:value="1930817311" calcext:value-type="float">
            <text:p>1930817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carnival.8910' remove Boon 'Protection' with type 'CBTB_SINGLE' and Id '1264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Apr 07 21:06:11.495874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818390" calcext:value-type="float">
            <text:p>1930818390</text:p>
          </table:table-cell>
          <table:table-cell office:value-type="float" office:value="3269" calcext:value-type="float">
            <text:p>3269</text:p>
          </table:table-cell>
          <table:table-cell office:value-type="float" office:value="0" calcext:value-type="float">
            <text:p>0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Player 'carnival.8910' got Boon 'Protection' with Id '512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r 07 21:06:11.500162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818632" calcext:value-type="float">
            <text:p>1930818632</text:p>
          </table:table-cell>
          <table:table-cell office:value-type="float" office:value="5704" calcext:value-type="float">
            <text:p>5704</text:p>
          </table:table-cell>
          <table:table-cell office:value-type="float" office:value="0" calcext:value-type="float">
            <text:p>0</text:p>
          </table:table-cell>
          <table:table-cell office:value-type="float" office:value="5704" calcext:value-type="float">
            <text:p>5704</text:p>
          </table:table-cell>
          <table:table-cell office:value-type="string" calcext:value-type="string">
            <text:p>Player 'carnival.8910' got Boon 'Protection' with Id '1321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r 07 21:06:11.505151 21820 T Player.cpp</text:p>
          </table:table-cell>
          <table:table-cell office:value-type="string" calcext:value-type="string">
            <text:p>RemoveBoon</text:p>
          </table:table-cell>
          <table:table-cell office:value-type="float" office:value="1930818953" calcext:value-type="float">
            <text:p>1930818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carnival.8910' remove Boon 'Protection' with type 'CBTB_SINGLE' and Id '927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Apr 07 21:06:11.512626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819390" calcext:value-type="float">
            <text:p>1930819390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Player 'carnival.8910' got Boon 'Protection' with Id '62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r 07 21:06:11.527555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820393" calcext:value-type="float">
            <text:p>1930820393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Player 'carnival.8910' got Boon 'Protection' with Id '37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r 07 21:06:11.528914 21820 T Player.cpp</text:p>
          </table:table-cell>
          <table:table-cell office:value-type="string" calcext:value-type="string">
            <text:p>RemoveBoon</text:p>
          </table:table-cell>
          <table:table-cell office:value-type="float" office:value="1930820591" calcext:value-type="float">
            <text:p>1930820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carnival.8910' remove Boon 'Protection' with type 'CBTB_SINGLE' and Id '1129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Apr 07 21:06:11.544363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821384" calcext:value-type="float">
            <text:p>1930821384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Player 'carnival.8910' got Boon 'Protection' with Id '70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r 07 21:06:11.563924 21820 T Player.cpp</text:p>
          </table:table-cell>
          <table:table-cell office:value-type="string" calcext:value-type="string">
            <text:p>RemoveBoon</text:p>
          </table:table-cell>
          <table:table-cell office:value-type="float" office:value="1930822231" calcext:value-type="float">
            <text:p>1930822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carnival.8910' remove Boon 'Protection' with type 'CBTB_SINGLE' and Id '1201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Apr 07 21:06:11.566315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822390" calcext:value-type="float">
            <text:p>1930822390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Player 'carnival.8910' got Boon 'Protection' with Id '233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r 07 21:06:11.624700 21820 T Player.cpp</text:p>
          </table:table-cell>
          <table:table-cell office:value-type="string" calcext:value-type="string">
            <text:p>RemoveBoon</text:p>
          </table:table-cell>
          <table:table-cell office:value-type="float" office:value="1930825468" calcext:value-type="float">
            <text:p>1930825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carnival.8910' remove Boon 'Protection' with type 'CBTB_SINGLE' and Id '682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Apr 07 21:06:11.627081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825711" calcext:value-type="float">
            <text:p>1930825711</text:p>
          </table:table-cell>
          <table:table-cell office:value-type="float" office:value="3269" calcext:value-type="float">
            <text:p>3269</text:p>
          </table:table-cell>
          <table:table-cell office:value-type="float" office:value="0" calcext:value-type="float">
            <text:p>0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Player 'carnival.8910' got Boon 'Protection' with Id '1182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r 07 21:06:11.670963 21820 T Player.cpp</text:p>
          </table:table-cell>
          <table:table-cell office:value-type="string" calcext:value-type="string">
            <text:p>GotBoon</text:p>
          </table:table-cell>
          <table:table-cell office:value-type="float" office:value="1930826555" calcext:value-type="float">
            <text:p>1930826555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Player 'carnival.8910' got Boon 'Protection' with Id '1035'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r 07 21:06:11.690645 21820 T Player.cpp</text:p>
          </table:table-cell>
          <table:table-cell office:value-type="string" calcext:value-type="string">
            <text:p>RemoveBoon</text:p>
          </table:table-cell>
          <table:table-cell office:value-type="float" office:value="1930828748" calcext:value-type="float">
            <text:p>1930828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carnival.8910' remove Boon 'Protection' with type 'CBTB_SINGLE' and Id '512'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Apr 07 21:06:11.724023 21820 T Player.cpp</text:p>
          </table:table-cell>
          <table:table-cell office:value-type="string" calcext:value-type="string">
            <text:p>RemoveBoon</text:p>
          </table:table-cell>
          <table:table-cell office:value-type="float" office:value="1930834464" calcext:value-type="float">
            <text:p>1930834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er 'carnival.8910' remove Boon 'Protection' with type 'CBTB_SINGLE' and Id '1321'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number:min-decimal-places="3" number:min-integer-digits="1"/>
      <number:text>%</number:text>
    </number:percentage-style>
    <number:percentage-style style:name="N122">
      <number:number number:decimal-places="5" number:min-decimal-places="5" number:min-integer-digits="1"/>
      <number:text>%</number:text>
    </number:percentage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4T00:17:44.773492835</meta:creation-date>
    <dc:date>2023-04-07T21:35:24.861000000</dc:date>
    <meta:editing-duration>PT23H4M17S</meta:editing-duration>
    <meta:editing-cycles>25</meta:editing-cycles>
    <meta:generator>LibreOffice/7.3.4.2$Windows_X86_64 LibreOffice_project/728fec16bd5f605073805c3c9e7c4212a0120dc5</meta:generator>
    <meta:document-statistic meta:table-count="2" meta:cell-count="869" meta:object-count="0"/>
  </office:meta>
</office:document-meta>
</file>